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4000001E4D8698247A53CF3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rial" fo:font-size="137.800003051758pt" fo:font-weight="bold" style:font-size-asian="125.199996948242pt" style:font-weight-asian="bold" style:font-size-complex="137.80000305175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3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2cm" svg:width="29.7cm" svg:height="8.959cm" draw:z-index="0"><draw:image xlink:href="Pictures/1000020100000644000001E4D8698247A53CF317.png" xlink:type="simple" xlink:show="embed" xlink:actuate="onLoad" loext:mime-type="image/png"/></draw:frame><draw:frame text:anchor-type="paragraph" draw:z-index="1" draw:name="Shape1" draw:style-name="gr1" draw:text-style-name="P2" svg:width="28.84cm" svg:height="10.374cm" svg:x="-1.531cm" svg:y="10.014cm"><draw:text-box><text:p text:style-name="P1"><text:span text:style-name="T1">Registra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3:56:43.668000000</meta:creation-date>
    <dc:date>2018-11-19T00:30:09.540000000</dc:date>
    <meta:editing-duration>PT14M8S</meta:editing-duration>
    <meta:editing-cycles>4</meta:editing-cycles>
    <meta:generator>LibreOffice/5.4.3.2$Windows_X86_64 LibreOffice_project/92a7159f7e4af62137622921e809f8546db437e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